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000000084FECF8AF1B56B53C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aleway" svg:font-family="Raleway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Title" style:master-page-name="Standard">
      <style:paragraph-properties style:page-number="1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ryfawhxbqi9g"/>Agreement in Principle for Fiscal Sponsorship</text:p>
      <text:p text:style-name="Heading_20_1"><text:bookmark text:name="_6ff0n7ejoemz"/>Definitions</text:p>
      <text:p text:style-name="Standard"><text:user-defined style:data-style-name="N0" text:name="FSC">FSC</text:user-defined><text:s/>- The Fiscally Sponsored Community, or “FSC”, represented by committee members: <text:user-defined style:data-style-name="N0" text:name="Committee member 1">Committee member 1</text:user-defined>, <text:user-defined style:data-style-name="N0" text:name="Committee member 2">Committee member 2</text:user-defined>, and <text:user-defined style:data-style-name="N0" text:name="Committee member 3">Committee member 3</text:user-defined>.</text:p>
      <text:p text:style-name="Standard">Host - Open Life Science Limited, or “OLS”, Company number<text:a xlink:type="simple" xlink:href="https://data.companieshouse.gov.uk/doc/company/12824090" text:style-name="ListLabel_20_10" text:visited-style-name="ListLabel_20_10"> </text:a><text:a xlink:type="simple" xlink:href="https://data.companieshouse.gov.uk/doc/company/12824090" text:style-name="ListLabel_20_11" text:visited-style-name="ListLabel_20_11"><text:span text:style-name="T1">12824090</text:span></text:a>, based at 31 Eaton Estate, Wimblington, PE15 0QE. </text:p>
      <text:p text:style-name="Heading_20_1"><text:bookmark text:name="_octm1abx4168"/>Agreement</text:p>
      <text:p text:style-name="Standard">This agreement is signed to signify intent between OLS and <text:user-defined style:data-style-name="N0" text:name="FSC">FSC</text:user-defined><text:s/>to create a Fiscal Sponsorship relationship. </text:p>
      <text:p text:style-name="Standard">OLS accepts fiscal sponsorship requests on a project-by-project basis, to ensure it is able to support the proposed budgets and workplans <text:span text:style-name="T2">before</text:span> the project is finalised. <text:s/></text:p>
      <text:p text:style-name="Standard"><text:span text:style-name="T3">By signing this agreement, </text:span></text:p>
      <text:p text:style-name="Standard"><text:user-defined style:data-style-name="N0" text:name="FSC">FSC</text:user-defined><text:span text:style-name="T3"><text:s/>agrees: </text:span></text:p>
      <text:list xml:id="list2763324381" text:style-name="WWNum1">
        <text:list-item>
          <text:p text:style-name="P1">Consult with OLS at least one month prior to submitting any grant application or contract-for-service that would result in incoming money for OLS to hold on behalf of <text:user-defined style:data-style-name="N0" text:name="FSC">FSC</text:user-defined>. </text:p>
        </text:list-item>
        <text:list-item>
          <text:p text:style-name="P2">Implement and/or maintain any governance as described in <text:user-defined style:data-style-name="N0" text:name="FSC">FSC</text:user-defined>’s Governance Document(s). </text:p>
        </text:list-item>
      </text:list>
      <text:p text:style-name="P3"><text:span text:style-name="T3">OLS asserts:</text:span></text:p>
      <text:list xml:id="list55641288536344" text:continue-numbering="true" text:style-name="WWNum1">
        <text:list-item>
          <text:p text:style-name="P1">That it has performed due diligence on the Governance Documentation provided by <text:user-defined style:data-style-name="N0" text:name="FSC">FSC</text:user-defined>, and deems it to meet OLS’s minimum requirements for a fiscally sponsored community hosted by OLS. </text:p>
        </text:list-item>
        <text:list-item>
          <text:p text:style-name="P2">That OLS intends to accept and manage funding on behalf of <text:user-defined style:data-style-name="N0" text:name="FSC">FSC</text:user-defined><text:s/>so long as <text:user-defined style:data-style-name="N0" text:name="FSC">FSC</text:user-defined><text:s/>continues to maintain governance and consults with OLS before applying for funding as per points 1 and 2 above. </text:p>
        </text:list-item>
      </text:list>
      <text:p text:style-name="Standard">Both parties agree that whilst this agreement is used to indicate formal intent to collaborate as described above, this agreement <text:span text:style-name="T3">does not</text:span> bind either party to signing any future contracts.</text:p>
      <text:p text:style-name="Standard"/>
      <text:p text:style-name="Standard"/>
      <text:p text:style-name="Standard"/>
      <text:p text:style-name="Heading_20_2"><text:bookmark text:name="_lgwnf2jctv34"/>Signed by</text:p>
      <text:p text:style-name="Heading_20_3"><text:bookmark text:name="_dholhsbf70bg"/></text:p>
      <text:p text:style-name="Standard">_________________</text:p>
      <text:p text:style-name="Heading_20_3"><text:bookmark text:name="_1pzhncfigrhr"/>OLS Director</text:p>
      <text:p text:style-name="Standard">Name: Yo Yehudi</text:p>
      <text:p text:style-name="Standard">Job Title: Executive Director </text:p>
      <text:p text:style-name="Standard"/>
      <text:p text:style-name="Standard"><text:soft-page-break/></text:p>
      <text:p text:style-name="Standard">_________________</text:p>
      <text:p text:style-name="Heading_20_3"><text:bookmark text:name="_86o4y4jdoc0v"/></text:p>
      <text:p text:style-name="Heading_20_3"><text:bookmark text:name="_x1omnqvihyxr"/><text:user-defined style:data-style-name="N0" text:name="FSC">FSC</text:user-defined></text:p>
      <text:p text:style-name="P4"><text:span text:style-name="T3">Committee member 1:</text:span></text:p>
      <text:p text:style-name="P4">Name: <text:user-defined style:data-style-name="N0" text:name="Committee member 1">Committee member 1</text:user-defined></text:p>
      <text:p text:style-name="P4">Email: <text:s/></text:p>
      <text:p text:style-name="Standard"/>
      <text:p text:style-name="Standard">_________________</text:p>
      <text:p text:style-name="P4"><text:span text:style-name="T3">Committee member 2:</text:span></text:p>
      <text:p text:style-name="P4">Name: <text:user-defined style:data-style-name="N0" text:name="Committee member 2">Committee member 2</text:user-defined></text:p>
      <text:p text:style-name="P4">Email: </text:p>
      <text:p text:style-name="Standard"/>
      <text:p text:style-name="Standard"/>
      <text:p text:style-name="Standard">_________________</text:p>
      <text:p text:style-name="P4"><text:span text:style-name="T3">Committee member 3:</text:span></text:p>
      <text:p text:style-name="P4">Name: <text:user-defined style:data-style-name="N0" text:name="Committee member 3">Committee member 3</text:user-defined></text:p>
      <text:p text:style-name="P4">Email: </text:p>
      <text:p text:style-name="Standard"/>
      <text:p text:style-name="Standard"><draw:rect text:anchor-type="as-char" style:rel-width="100%" draw:z-index="0" draw:style-name="gr1" draw:text-style-name="P6" svg:width="0.0012in" svg:height="0.0213in"><text:p/></draw:rect></text:p>
      <text:p text:style-name="Standard"><office:annotation office:name="__Annotation__120_2010475234"><dc:creator>Yo Yehudi</dc:creator><dc:date>2023-11-30T11:22:36</dc:date><text:p><text:span text:style-name="T4">INCLUDE THIS AS A PDF in docusign</text:span></text:p></office:annotation>Attachment A: Governance documents<office:annotation-end office:name="__Annotation__120_201047523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aleway" svg:font-family="Raleway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aleway" fo:font-size="11pt" fo:language="none" fo:country="none" style:letter-kerning="false" style:font-name-asian="Raleway1" style:font-size-asian="11pt" style:language-asian="zh" style:country-asian="CN" style:font-name-complex="Raleway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aleway" fo:font-size="11pt" fo:language="none" fo:country="none" style:letter-kerning="false" style:font-name-asian="Raleway1" style:font-size-asian="11pt" style:language-asian="zh" style:country-asian="CN" style:font-name-complex="Raleway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14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14%"/>
      <style:text-properties fo:color="#139d3d" style:font-name="Raleway" fo:font-family="Raleway" style:font-family-generic="roman" style:font-pitch="variable" fo:font-size="21pt" style:font-name-asian="Raleway1" style:font-family-asian="Raleway" style:font-family-generic-asian="system" style:font-pitch-asian="variable" style:font-size-asian="21pt" style:font-name-complex="Raleway1" style:font-family-complex="Raleway" style:font-family-generic-complex="system" style:font-pitch-complex="variable" style:font-size-complex="21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fo:color="#139d3d" style:font-name="Raleway" fo:font-family="Raleway" style:font-family-generic="roman" style:font-pitch="variable" fo:font-size="18pt" style:font-name-asian="Raleway1" style:font-family-asian="Raleway" style:font-family-generic-asian="system" style:font-pitch-asian="variable" style:font-size-asian="18pt" style:font-name-complex="Raleway1" style:font-family-complex="Raleway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14%"/>
      <style:text-properties fo:color="#139d3d" style:font-name="Raleway" fo:font-family="Raleway" style:font-family-generic="roman" style:font-pitch="variable" fo:font-size="13pt" style:font-name-asian="Raleway1" style:font-family-asian="Raleway" style:font-family-generic-asian="system" style:font-pitch-asian="variable" style:font-size-asian="13pt" style:font-name-complex="Raleway1" style:font-family-complex="Raleway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139d3d"/>
    </style:style>
    <style:style style:name="Heading_20_5" style:display-name="Heading 5" style:family="paragraph" style:parent-style-name="normal" style:next-style-name="Standard" style:default-outline-level="" style:class="text">
      <style:text-properties fo:color="#139d3d"/>
    </style:style>
    <style:style style:name="Heading_20_6" style:display-name="Heading 6" style:family="paragraph" style:parent-style-name="normal" style:next-style-name="Standard" style:default-outline-level="" style:class="text">
      <style:text-properties fo:color="#139d3d"/>
    </style:style>
    <style:style style:name="Title" style:family="paragraph" style:parent-style-name="normal" style:next-style-name="Standard" style:default-outline-level="" style:class="chapter">
      <style:paragraph-properties fo:line-height="114%" fo:keep-together="always" fo:keep-with-next="always"/>
      <style:text-properties fo:color="#139d3d" style:font-name="Raleway" fo:font-family="Raleway" style:font-family-generic="roman" style:font-pitch="variable" fo:font-size="21pt" style:font-name-asian="Raleway1" style:font-family-asian="Raleway" style:font-family-generic-asian="system" style:font-pitch-asian="variable" style:font-size-asian="21pt" style:font-name-complex="Raleway1" style:font-family-complex="Raleway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line-height="114%" fo:keep-together="always" fo:keep-with-next="always"/>
      <style:text-properties fo:color="#999999" style:font-name="Raleway" fo:font-family="Raleway" style:font-family-generic="roman" style:font-pitch="variable" fo:font-style="italic" style:font-name-asian="Raleway1" style:font-family-asian="Raleway" style:font-family-generic-asian="system" style:font-pitch-asian="variable" style:font-style-asian="italic" style:font-name-complex="Raleway1" style:font-family-complex="Raleway" style:font-family-generic-complex="system" style:font-pitch-complex="variable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1.png" text:anchor-type="as-char" svg:width="0.9634in" svg:height="0.7953in" draw:z-index="2"><draw:image xlink:href="Pictures/10000201000000A000000084FECF8AF1B56B53C8.png" xlink:type="simple" xlink:show="embed" xlink:actuate="onLoad" loext:mime-type="image/png"/></draw:frame></text:p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6" meta:word-count="282" meta:character-count="1812" meta:non-whitespace-character-count="1553"/>
    <meta:generator>LibreOfficeDev/6.0.5.2$Linux_X86_64 LibreOffice_project/</meta:generator>
    <meta:user-defined meta:name="Committee member 1">Committee member 1</meta:user-defined>
    <meta:user-defined meta:name="Committee member 2">Committee member 2</meta:user-defined>
    <meta:user-defined meta:name="Committee member 3">Committee member 3</meta:user-defined>
    <meta:user-defined meta:name="FSC">FSC</meta:user-defined>
  </office:meta>
</office:document-meta>
</file>